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Graphics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Graphics.getDominantBas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BlockProgression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Sca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Conten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Display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AbstractGraphics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InlineProgression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AlignmentAdju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Graphics.getKeepWith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Conten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Over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AlignmentBas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KeepWith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Tex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BaselineShi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Lin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.getCommonBorderPadding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